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 fo:text-align="center"/>
      <style:text-properties style:font-name="Helvetica" fo:color="#000000" fo:font-size="20pt" style:font-size-asian="20pt" style:font-size-complex="20pt" style:text-underline-type="single" style:text-underline-style="solid" style:text-underline-width="auto" style:text-underline-mode="continuous"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Standard" style:family="paragraph">
      <style:text-properties fo:language="de" fo:country="DE"/>
    </style:style>
    <style:style style:name="TableColumn7" style:family="table-column">
      <style:table-column-properties style:column-width="0.5875in"/>
    </style:style>
    <style:style style:name="TableColumn8" style:family="table-column">
      <style:table-column-properties style:column-width="5.7055in"/>
    </style:style>
    <style:style style:name="Table6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language="de" fo:country="D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fo:language="de" fo:country="DE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language="de" fo:country="D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19" style:parent-style-name="Hyperlink" style:family="text">
      <style:text-properties fo:language="de" fo:country="DE"/>
    </style:style>
    <style:style style:name="T20" style:parent-style-name="Hyperlink" style:family="text">
      <style:text-properties fo:language="de" fo:country="DE"/>
    </style:style>
    <style:style style:name="T21" style:parent-style-name="Hyperlink" style:family="text">
      <style:text-properties fo:language="de" fo:country="DE"/>
    </style:style>
    <style:style style:name="P22" style:parent-style-name="Standard" style:family="paragraph">
      <style:paragraph-properties fo:margin-bottom="0in" fo:line-height="100%"/>
    </style:style>
    <style:style style:name="T23" style:parent-style-name="Absatz-Standardschriftart" style:family="text">
      <style:text-properties fo:language="de" fo:country="DE"/>
    </style:style>
    <style:style style:name="T24" style:parent-style-name="Hyperlink" style:family="text">
      <style:text-properties fo:language="de" fo:country="DE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language="de" fo:country="D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language="de" fo:country="DE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language="de" fo:country="D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fo:language="de" fo:country="DE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language="de" fo:country="D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language="de" fo:country="DE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language="de" fo:country="D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language="de" fo:country="DE"/>
    </style:style>
    <style:style style:name="P45" style:parent-style-name="Standard" style:family="paragraph">
      <style:text-properties fo:language="de" fo:country="DE"/>
    </style:style>
  </office:automatic-styles>
  <office:body>
    <office:text text:use-soft-page-breaks="true">
      <text:h text:style-name="P1" text:outline-level="1">Quellen<text:s/>PowerPoint</text:h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Seite</text:p>
          </table:table-cell>
          <table:table-cell table:style-name="TableCell12">
            <text:p text:style-name="P13">Quelle</text:p>
          </table:table-cell>
        </table:table-row>
        <table:table-row table:style-name="TableRow14">
          <table:table-cell table:style-name="TableCell15">
            <text:p text:style-name="P16">1</text:p>
          </table:table-cell>
          <table:table-cell table:style-name="TableCell17">
            <text:p text:style-name="P18"><text:a xlink:href="https://de.wikipedia.org/wiki/Funktionale_Programmierung" office:target-frame-name="_top" xlink:show="replace"><text:span text:style-name="T19">https://de.wikipedia.org/wiki/Funktional</text:span><text:bookmark-start text:name="_Hlt94896276"/><text:bookmark-start text:name="_Hlt94896277"/><text:span text:style-name="T20">e</text:span><text:bookmark-end text:name="_Hlt94896276"/><text:bookmark-end text:name="_Hlt94896277"/><text:span text:style-name="T21">_Programmierung</text:span></text:a></text:p>
            <text:p text:style-name="P22"><text:span text:style-name="T23">Bild:<text:s/></text:span><text:a xlink:href="https://aswinbarath.github.io/functional-programming-in-python/" office:target-frame-name="_top" xlink:show="replace"><text:span text:style-name="T24">https://aswinbarath.github.io/functional-programming-in-python/</text:span></text:a></text:p>
          </table:table-cell>
        </table:table-row>
        <table:table-row table:style-name="TableRow25">
          <table:table-cell table:style-name="TableCell26">
            <text:p text:style-name="P27">2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3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4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text-properties fo:language="de" fo:country="DE"/>
    </style:style>
    <style:style style:name="P3" style:parent-style-name="Kopfzeile" style:family="paragraph">
      <style:text-properties fo:language="de" fo:country="DE"/>
    </style:style>
  </office:automatic-styles>
  <office:master-styles>
    <style:master-page style:name="MP0" style:page-layout-name="PL0">
      <style:header>
        <text:p text:style-name="P2">Fachoberschule Erding <text:s text:c="118"/>Fabian Koch</text:p>
        <text:p text:style-name="P3">Quellen <text:s text:c="158"/>T12c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12c Koc Fab</meta:initial-creator>
    <dc:creator>T12c Koc Fab</dc:creator>
    <meta:creation-date>2022-02-04T18:39:00Z</meta:creation-date>
    <dc:date>2022-02-04T21:09:00Z</dc:date>
    <meta:template xlink:href="Normal.dotm" xlink:type="simple"/>
    <meta:editing-cycles>1</meta:editing-cycles>
    <meta:editing-duration>PT0S</meta:editing-duration>
    <meta:document-statistic meta:page-count="1" meta:paragraph-count="1" meta:word-count="50" meta:character-count="335" meta:row-count="2" meta:non-whitespace-character-count="286"/>
  </office:meta>
</office:document-meta>
</file>